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a15000" fo:font-size="11pt" fo:language="en" fo:country="none" fo:font-weight="bold" style:font-size-asian="11pt" style:font-weight-asian="bold" style:font-size-complex="11pt" style:font-weight-complex="bold"/>
    </style:style>
    <style:style style:name="P2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a15000" fo:font-size="11pt" fo:language="en" fo:country="none" fo:font-weight="bold" style:font-size-asian="11pt" style:font-weight-asian="bold" style:font-size-complex="11pt" style:font-weight-complex="bold"/>
    </style:style>
    <style:style style:name="T1" style:family="text">
      <style:text-properties style:font-name="Calibri" fo:font-size="11pt" fo:language="en" fo:country="none" style:font-name-asian="Calibri" style:font-size-asian="11pt" style:font-name-complex="Calibri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=007298</text:p>
      <text:p text:style-name="P1">SEE LOG FOR "Act 6 Intermission 3 Part 3" IN GAMES FOLDER</text:p>
      <text:p text:style-name="P1">_</text:p>
      <text:p text:style-name="P1">2. MINISTRIFE: =007327</text:p>
      <text:p text:style-name="P1">yo my gangstas! d1d 1 hear you were go1ng off to f1ght a ghost k1ll1ng demon...</text:p>
      <text:p text:style-name="P1">m1nd 1f 1 tag along... 1've been hop1ng for a chance to put an end to my cruel joke of an ex1stence... haha... bangarang.</text:p>
      <text:p text:style-name="P1">haha, yo 1 th1nk 1 can hear my young ancestor wh1sper1ng all the way from over here... about something prec1ous... sh*t 1s crazy!whoa, yeah! heh, those were the days... (hey doll, m1nd if we talk for a b1t? 1 ma1nly want to look d1stracted... so the guy w1th the ponyta1l leaves me alone... you d1g?)</text:p>
      <text:p text:style-name="P1">ahaha... d*mn. so much l1ke the real th1ng 1t's... freaky }:o</text:p>
      <text:p text:style-name="P1">uh... you know, l1ke...</text:p>
      <text:p text:style-name="P1">no, l1ke someone else!!! d*mn... uncanny...</text:p>
      <text:p text:style-name="P1">hey, you're pretty cool babe... want to... like... if you aren't doing anything...</text:p>
      <text:p text:style-name="P1">(man... not another zahhak! haha, this is f***in' crazy...)</text:p>
      <text:p text:style-name="P1">whoa you were?</text:p>
      <text:p text:style-name="P1">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4" meta:word-count="160" meta:character-count="873"/>
    <meta:generator>OpenOffice/4.1.2$Win32 OpenOffice.org_project/412m3$Build-9782</meta:generator>
  </office:meta>
</office:document-meta>
</file>